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0308395E5D771F1.png" manifest:media-type="image/png"/>
  <manifest:file-entry manifest:full-path="Pictures/100002010000055600000300803A076CC53281F1.png" manifest:media-type="image/png"/>
  <manifest:file-entry manifest:full-path="Pictures/1000020100000556000003006738BDE76EFF7031.png" manifest:media-type="image/png"/>
  <manifest:file-entry manifest:full-path="Pictures/1000020100000556000003009D1C2CA151DD36B1.png" manifest:media-type="image/png"/>
  <manifest:file-entry manifest:full-path="Pictures/100002010000055600000300FF497E1CB77DEDFB.png" manifest:media-type="image/png"/>
  <manifest:file-entry manifest:full-path="Pictures/100002010000055600000300B58A1219C2E8D1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292" officeooo:paragraph-rsid="000862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VM TO VM CONNECTION (SSH)</text:p>
      <text:p text:style-name="P1"/>
      <text:p text:style-name="P1"><draw:frame draw:style-name="fr1" draw:name="Image1" text:anchor-type="char" svg:width="17cm" svg:height="9.557cm" draw:z-index="0"><draw:image xlink:href="Pictures/100002010000055600000300B58A1219C2E8D1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FF497E1CB77DEDFB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1" draw:name="Image3" text:anchor-type="char" svg:width="17cm" svg:height="9.557cm" draw:z-index="2"><draw:image xlink:href="Pictures/1000020100000556000003006738BDE76EFF70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557cm" draw:z-index="3"><draw:image xlink:href="Pictures/100002010000055600000300803A076CC53281F1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5" text:anchor-type="char" svg:width="17cm" svg:height="9.557cm" draw:z-index="4"><draw:image xlink:href="Pictures/1000020100000556000003009D1C2CA151DD36B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9.557cm" draw:z-index="5"><draw:image xlink:href="Pictures/100002010000055600000300E0308395E5D771F1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1:56:41.610782973</meta:creation-date>
    <dc:date>2022-08-15T21:59:17.902919224</dc:date>
    <meta:editing-duration>PT2M37S</meta:editing-duration>
    <meta:editing-cycles>1</meta:editing-cycles>
    <meta:document-statistic meta:table-count="0" meta:image-count="6" meta:object-count="0" meta:page-count="6" meta:paragraph-count="1" meta:word-count="5" meta:character-count="69" meta:non-whitespace-character-count="21"/>
    <meta:generator>LibreOffice/6.4.7.2$Linux_X86_64 LibreOffice_project/40$Build-2</meta:generator>
  </office:meta>
</office:document-meta>
</file>